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text-properties fo:color="#008000"/>
    </style:style>
    <style:style style:name="P9" style:family="paragraph" style:parent-style-name="Standard">
      <style:paragraph-properties fo:text-align="justify" style:justify-single-word="false"/>
      <style:text-properties fo:color="#008000" officeooo:paragraph-rsid="0013a59c"/>
    </style:style>
    <style:style style:name="P10" style:family="paragraph" style:parent-style-name="Standard">
      <style:text-properties fo:font-size="16pt" fo:language="pt" fo:country="BR" fo:font-weight="bold" style:font-size-asian="16pt" style:language-asian="pt" style:country-asian="BR" style:font-weight-asian="bold" style:font-size-complex="16pt"/>
    </style:style>
    <style:style style:name="P11" style:family="paragraph" style:parent-style-name="Standard">
      <style:paragraph-properties fo:text-align="justify" style:justify-single-word="false"/>
      <style:text-properties officeooo:paragraph-rsid="0013a59c"/>
    </style:style>
    <style:style style:name="P12" style:family="paragraph" style:parent-style-name="Standard">
      <style:text-properties officeooo:paragraph-rsid="0013a59c"/>
    </style:style>
    <style:style style:name="P13"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14" style:family="paragraph" style:parent-style-name="Standard">
      <style:paragraph-properties fo:text-align="justify" style:justify-single-word="false"/>
      <style:text-properties style:use-window-font-color="true" officeooo:paragraph-rsid="0013a59c"/>
    </style:style>
    <style:style style:name="P15" style:family="paragraph" style:parent-style-name="Standard">
      <style:text-properties style:use-window-font-color="true" officeooo:paragraph-rsid="0013a59c"/>
    </style:style>
    <style:style style:name="P16" style:family="paragraph" style:parent-style-name="Standard">
      <style:text-properties officeooo:rsid="00206ec3" officeooo:paragraph-rsid="00206ec3" style:font-name-complex="Arial2" style:font-size-complex="16pt"/>
    </style:style>
    <style:style style:name="P17" style:family="paragraph" style:parent-style-name="Standard">
      <style:text-properties officeooo:rsid="00206ec3" officeooo:paragraph-rsid="002bb39a" style:font-name-complex="Arial2" style:font-size-complex="16pt"/>
    </style:style>
    <style:style style:name="P18" style:family="paragraph" style:parent-style-name="Standard">
      <style:text-properties officeooo:rsid="00206ec3" officeooo:paragraph-rsid="00376a81" style:font-name-complex="Arial2" style:font-size-complex="16pt"/>
    </style:style>
    <style:style style:name="P19" style:family="paragraph" style:parent-style-name="Standard">
      <style:text-properties officeooo:paragraph-rsid="001511dd"/>
    </style:style>
    <style:style style:name="P20" style:family="paragraph" style:parent-style-name="Standard">
      <style:paragraph-properties fo:margin-left="7.303cm" fo:margin-right="0cm" fo:text-indent="0cm" style:auto-text-indent="false"/>
    </style:style>
    <style:style style:name="P21" style:family="paragraph" style:parent-style-name="Standard">
      <style:paragraph-properties fo:margin-left="7.303cm" fo:margin-right="0cm" fo:text-indent="0cm" style:auto-text-indent="false"/>
      <style:text-properties fo:color="#008000" style:font-name-complex="Arial2"/>
    </style:style>
    <style:style style:name="P22" style:family="paragraph" style:parent-style-name="Standard">
      <style:paragraph-properties fo:margin-left="7.303cm" fo:margin-right="0cm" fo:text-indent="0cm" style:auto-text-indent="false"/>
      <style:text-properties style:use-window-font-color="true" style:font-name-complex="Arial2"/>
    </style:style>
    <style:style style:name="P23" style:family="paragraph" style:parent-style-name="Standard">
      <style:paragraph-properties fo:margin-left="7.303cm" fo:margin-right="0cm" fo:text-indent="0cm" style:auto-text-indent="false" fo:break-before="page"/>
      <style:text-properties style:font-name-complex="Arial2"/>
    </style:style>
    <style:style style:name="P24" style:family="paragraph" style:parent-style-name="Standard">
      <style:paragraph-properties fo:break-before="page"/>
    </style:style>
    <style:style style:name="P25" style:family="paragraph" style:parent-style-name="NOME_20_AUTOR">
      <style:paragraph-properties fo:break-before="page"/>
      <style:text-properties fo:color="#008000"/>
    </style:style>
    <style:style style:name="P26" style:family="paragraph" style:parent-style-name="NOME_20_AUTOR">
      <style:paragraph-properties fo:break-before="page"/>
      <style:text-properties style:use-window-font-color="true" style:font-name="Arial2" fo:font-size="14pt" fo:language="pt" fo:country="BR" fo:font-weight="bold" officeooo:rsid="0013a59c" officeooo:paragraph-rsid="0013a59c" style:font-name-asian="Times New Roman" style:font-size-asian="14pt" style:font-weight-asian="bold" style:font-name-complex="Arial2" style:font-size-complex="12pt" style:language-complex="ar" style:country-complex="SA"/>
    </style:style>
    <style:style style:name="P27" style:family="paragraph" style:parent-style-name="ANEXOS">
      <style:paragraph-properties fo:break-before="page"/>
    </style:style>
    <style:style style:name="P28" style:family="paragraph" style:parent-style-name="ANEXOS">
      <style:paragraph-properties fo:break-before="page">
        <style:tab-stops>
          <style:tab-stop style:position="15.984cm" style:type="right" style:leader-style="dotted" style:leader-text="."/>
        </style:tab-stops>
      </style:paragraph-properties>
    </style:style>
    <style:style style:name="P29" style:family="paragraph" style:parent-style-name="ANEXOS">
      <style:paragraph-properties fo:text-align="justify" style:justify-single-word="false" fo:break-before="page"/>
    </style:style>
    <style:style style:name="P30" style:family="paragraph" style:parent-style-name="ANEXOS">
      <style:paragraph-properties fo:break-before="page"/>
      <style:text-properties fo:language="en" fo:country="US"/>
    </style:style>
    <style:style style:name="P31" style:family="paragraph" style:parent-style-name="TITULO_20__2f_agradecimentos_2f_sumario_2f_resumos_2f_etc">
      <style:paragraph-properties fo:break-before="page"/>
    </style:style>
    <style:style style:name="P32" style:family="paragraph" style:parent-style-name="REFERÊNCIA_20_BIBLIOGRÁFICA">
      <style:paragraph-properties fo:text-align="start" style:justify-single-word="false" fo:break-before="page"/>
    </style:style>
    <style:style style:name="P33" style:family="paragraph" style:parent-style-name="Standard">
      <style:paragraph-properties fo:margin-left="0cm" fo:margin-right="0cm" fo:text-indent="1.9cm" style:auto-text-indent="false"/>
    </style:style>
    <style:style style:name="P34"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35"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36" style:family="paragraph" style:parent-style-name="Standard">
      <style:paragraph-properties fo:margin-left="0cm" fo:margin-right="0cm" fo:text-indent="1.9cm" style:auto-text-indent="false"/>
      <style:text-properties fo:color="#008000"/>
    </style:style>
    <style:style style:name="P37" style:family="paragraph" style:parent-style-name="Standard">
      <style:paragraph-properties fo:margin-left="0cm" fo:margin-right="0cm" fo:text-indent="2cm" style:auto-text-indent="false"/>
      <style:text-properties fo:color="#008000"/>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1">
      <style:paragraph-properties>
        <style:tab-stops>
          <style:tab-stop style:position="16cm" style:type="right" style:leader-style="dotted" style:leader-text="."/>
        </style:tab-stops>
      </style:paragraph-properties>
      <style:text-properties officeooo:paragraph-rsid="0013a59c"/>
    </style:style>
    <style:style style:name="P40" style:family="paragraph" style:parent-style-name="Contents_20_1">
      <style:paragraph-properties>
        <style:tab-stops>
          <style:tab-stop style:position="16cm" style:type="right" style:leader-style="dotted" style:leader-text="."/>
        </style:tab-stops>
      </style:paragraph-properties>
      <style:text-properties officeooo:paragraph-rsid="0018711f"/>
    </style:style>
    <style:style style:name="P41" style:family="paragraph" style:parent-style-name="_30_7_20_-_20_Folha_20_de_20_Rosto">
      <style:paragraph-properties fo:margin-top="0cm" fo:margin-bottom="0cm" loext:contextual-spacing="false"/>
      <style:text-properties fo:font-variant="normal" fo:text-transform="none"/>
    </style:style>
    <style:style style:name="P42" style:family="paragraph" style:parent-style-name="Footer">
      <style:paragraph-properties>
        <style:tab-stops>
          <style:tab-stop style:position="15.252cm" style:leader-style="dotted" style:leader-text="."/>
        </style:tab-stops>
      </style:paragraph-properties>
      <style:text-properties style:font-name-complex="Arial2"/>
    </style:style>
    <style:style style:name="P43" style:family="paragraph" style:parent-style-name="NOME_20_AUTOR">
      <style:text-properties fo:font-size="10pt" fo:language="pt" fo:country="BR" style:font-size-asian="10pt" style:language-asian="pt" style:country-asian="BR"/>
    </style:style>
    <style:style style:name="P44" style:family="paragraph" style:parent-style-name="NOME_20_AUTOR">
      <style:text-properties style:use-window-font-color="true"/>
    </style:style>
    <style:style style:name="P45" style:family="paragraph" style:parent-style-name="NOME_20_AUTOR">
      <style:text-properties style:use-window-font-color="true" style:font-name="Arial2" fo:font-size="14pt" fo:language="pt" fo:country="BR" fo:font-weight="bold" officeooo:rsid="0013a59c" officeooo:paragraph-rsid="0013a59c" style:font-name-asian="Times New Roman" style:font-size-asian="14pt" style:font-weight-asian="bold" style:font-name-complex="Arial2" style:font-size-complex="12pt" style:language-complex="ar" style:country-complex="SA"/>
    </style:style>
    <style:style style:name="P46" style:family="paragraph" style:parent-style-name="NOME_20_AUTOR">
      <style:text-properties style:use-window-font-color="true" style:font-name="Arial1" fo:font-size="12pt"/>
    </style:style>
    <style:style style:name="P47" style:family="paragraph" style:parent-style-name="REFERÊNCIA_20_BIBLIOGRÁFICA">
      <style:paragraph-properties fo:margin-top="0.176cm" fo:margin-bottom="0.176cm" loext:contextual-spacing="false" fo:text-align="justify" style:justify-single-word="false"/>
    </style:style>
    <style:style style:name="P48" style:family="paragraph" style:parent-style-name="Palavras_20_Chaves">
      <style:text-properties fo:language="pt" fo:country="BR"/>
    </style:style>
    <style:style style:name="P49" style:family="paragraph" style:parent-style-name="Palavras_20_Chaves">
      <style:text-properties officeooo:paragraph-rsid="0013a59c"/>
    </style:style>
    <style:style style:name="P50" style:family="paragraph" style:parent-style-name="Palavras_20_Chaves">
      <style:text-properties officeooo:paragraph-rsid="0016f0fa"/>
    </style:style>
    <style:style style:name="P5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2" style:family="paragraph" style:parent-style-name="Table_20_Contents">
      <style:paragraph-properties fo:margin-top="0cm" fo:margin-bottom="0.499cm" loext:contextual-spacing="false"/>
      <style:text-properties loext:padding="0cm" loext:border="none"/>
    </style:style>
    <style:style style:name="P53" style:family="paragraph" style:parent-style-name="Normal_20_-_20_resumo_2f_abstract">
      <style:text-properties fo:language="en" fo:country="US" officeooo:paragraph-rsid="0016f0fa"/>
    </style:style>
    <style:style style:name="P54" style:family="paragraph" style:parent-style-name="Text_20_body">
      <style:text-properties fo:font-size="16pt" fo:language="pt" fo:country="BR" fo:font-weight="bold" style:font-size-asian="16pt" style:language-asian="pt" style:country-asian="BR" style:font-weight-asian="bold" style:font-size-complex="16pt"/>
    </style:style>
    <style:style style:name="P55" style:family="paragraph" style:parent-style-name="Text_20_body_20_indent">
      <style:text-properties style:use-window-font-color="true" officeooo:paragraph-rsid="001511dd"/>
    </style:style>
    <style:style style:name="P56" style:family="paragraph" style:parent-style-name="Text_20_body_20_indent">
      <style:text-properties style:use-window-font-color="true" style:font-name="Arial2" fo:font-size="12pt" fo:language="pt" fo:country="BR" officeooo:rsid="001511dd" officeooo:paragraph-rsid="001511dd" style:font-name-asian="Times New Roman" style:font-size-asian="12pt" style:font-name-complex="Arial2" style:font-size-complex="12pt" style:language-complex="ar" style:country-complex="SA"/>
    </style:style>
    <style:style style:name="P57" style:family="paragraph" style:parent-style-name="Standard">
      <style:paragraph-properties fo:margin-left="0cm" fo:margin-right="0cm" fo:text-align="justify" style:justify-single-word="false" fo:text-indent="0cm" style:auto-text-indent="false"/>
      <style:text-properties fo:color="#ff0000" fo:font-weight="normal" officeooo:rsid="003e72db" officeooo:paragraph-rsid="0018711f" style:font-weight-asian="normal" style:font-weight-complex="normal"/>
    </style:style>
    <style:style style:name="P58"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2acd45"/>
    </style:style>
    <style:style style:name="P59"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1fbb9b"/>
    </style:style>
    <style:style style:name="P60"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432af9"/>
    </style:style>
    <style:style style:name="P61"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06ec3" officeooo:paragraph-rsid="0041f1ce" style:font-name-complex="Arial2" style:font-size-complex="16pt"/>
    </style:style>
    <style:style style:name="P62" style:family="paragraph" style:parent-style-name="Conteudo_20_Referências_20_Bibliográficas" style:list-style-name="">
      <style:paragraph-properties fo:margin-left="0cm" fo:margin-right="0cm" fo:text-indent="0cm" style:auto-text-indent="false" fo:break-before="page"/>
    </style:style>
    <style:style style:name="P63"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officeooo:paragraph-rsid="0018711f"/>
    </style:style>
    <style:style style:name="P64"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fo:color="#008000" officeooo:paragraph-rsid="0018711f"/>
    </style:style>
    <style:style style:name="P65" style:family="paragraph" style:parent-style-name="Heading_20_1">
      <style:paragraph-properties fo:margin-left="0.76cm" fo:margin-right="0cm" fo:text-indent="-0.76cm" style:auto-text-indent="false"/>
      <style:text-properties fo:color="#008000" officeooo:paragraph-rsid="0018711f"/>
    </style:style>
    <style:style style:name="P66" style:family="paragraph" style:parent-style-name="Heading_20_1">
      <style:paragraph-properties fo:margin-left="0.76cm" fo:margin-right="0cm" fo:text-indent="-0.76cm" style:auto-text-indent="false"/>
      <style:text-properties style:use-window-font-color="true" fo:font-weight="normal" officeooo:paragraph-rsid="0018711f" style:font-weight-asian="normal" style:font-weight-complex="normal"/>
    </style:style>
    <style:style style:name="P67" style:family="paragraph" style:parent-style-name="Heading_20_2">
      <style:text-properties fo:color="#008000"/>
    </style:style>
    <style:style style:name="P68"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69"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70" style:family="paragraph" style:parent-style-name="Standard" style:list-style-name="WW8Num4">
      <style:paragraph-properties fo:text-align="start" style:justify-single-word="false"/>
      <style:text-properties fo:font-style="normal" fo:font-weight="normal" officeooo:rsid="00404f1d" officeooo:paragraph-rsid="00404f1d" style:font-style-asian="normal" style:font-weight-asian="normal" style:font-style-complex="normal" style:font-weight-complex="normal"/>
    </style:style>
    <style:style style:name="P71" style:family="paragraph" style:parent-style-name="Standard" style:master-page-name="Standard">
      <style:paragraph-properties fo:text-align="center" style:justify-single-word="false" style:page-number="auto">
        <style:tab-stops>
          <style:tab-stop style:position="0.076cm"/>
        </style:tab-stops>
      </style:paragraph-properties>
    </style:style>
    <style:style style:name="P72"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4ef0ff"/>
    </style:style>
    <style:style style:name="P73"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2acd45"/>
    </style:style>
    <style:style style:name="P74"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5f298"/>
    </style:style>
    <style:style style:name="T1" style:family="text">
      <style:text-properties fo:font-weight="bold" officeooo:rsid="00381570" style:font-weight-asian="bold" style:font-weight-complex="bold"/>
    </style:style>
    <style:style style:name="T2" style:family="text">
      <style:text-properties fo:font-weight="bold" officeooo:rsid="00394ddd" style:font-weight-asian="bold" style:font-weight-complex="bold"/>
    </style:style>
    <style:style style:name="T3" style:family="text">
      <style:text-properties fo:color="#008000"/>
    </style:style>
    <style:style style:name="T4" style:family="text">
      <style:text-properties fo:color="#008000" style:font-name="Arial2" fo:font-size="12pt" fo:language="pt" fo:country="BR" officeooo:rsid="0013a59c" style:font-name-asian="Times New Roman" style:font-size-asian="12pt" style:font-name-complex="Arial2" style:font-size-complex="10pt" style:language-complex="ar" style:country-complex="SA"/>
    </style:style>
    <style:style style:name="T5" style:family="text">
      <style:text-properties fo:color="#ff0000"/>
    </style:style>
    <style:style style:name="T6" style:family="text">
      <style:text-properties fo:color="#ff0000" fo:font-weight="normal" officeooo:rsid="003e72db" style:font-weight-asian="normal" style:font-weight-complex="normal"/>
    </style:style>
    <style:style style:name="T7" style:family="text">
      <style:text-properties fo:color="#ff0000" fo:font-weight="normal" officeooo:rsid="003e8f1e" style:font-weight-asian="normal" style:font-weight-complex="normal"/>
    </style:style>
    <style:style style:name="T8" style:family="text">
      <style:text-properties style:text-position="super 58%" style:font-size-complex="12pt"/>
    </style:style>
    <style:style style:name="T9" style:family="text">
      <style:text-properties style:font-name-asian="Arial2"/>
    </style:style>
    <style:style style:name="T10" style:family="text">
      <style:text-properties fo:language="pt" fo:country="BR"/>
    </style:style>
    <style:style style:name="T11" style:family="text">
      <style:text-properties fo:language="pt" fo:country="BR" officeooo:rsid="00345b4c"/>
    </style:style>
    <style:style style:name="T12" style:family="text">
      <style:text-properties fo:language="pt" fo:country="BR" officeooo:rsid="003e00db"/>
    </style:style>
    <style:style style:name="T13" style:family="text">
      <style:text-properties fo:color="#a6a6a6" style:font-name="Arial1" fo:font-size="12pt"/>
    </style:style>
    <style:style style:name="T14" style:family="text">
      <style:text-properties officeooo:rsid="00381570"/>
    </style:style>
    <style:style style:name="T15" style:family="text">
      <style:text-properties officeooo:rsid="00394ddd"/>
    </style:style>
    <style:style style:name="T16" style:family="text">
      <style:text-properties officeooo:rsid="003e00db"/>
    </style:style>
    <style:style style:name="T17" style:family="text">
      <style:text-properties officeooo:rsid="0039d6e0"/>
    </style:style>
    <style:style style:name="T18" style:family="text">
      <style:text-properties officeooo:rsid="003c17c9"/>
    </style:style>
    <style:style style:name="T19" style:family="text">
      <style:text-properties officeooo:rsid="003a2152"/>
    </style:style>
    <style:style style:name="T20" style:family="text">
      <style:text-properties officeooo:rsid="00364d01"/>
    </style:style>
    <style:style style:name="T21" style:family="text">
      <style:text-properties officeooo:rsid="003e72db"/>
    </style:style>
    <style:style style:name="T22" style:family="text">
      <style:text-properties officeooo:rsid="003d4974"/>
    </style:style>
    <style:style style:name="T23" style:family="text">
      <style:text-properties fo:font-weight="normal" officeooo:rsid="00381570" style:font-weight-asian="normal" style:font-weight-complex="normal"/>
    </style:style>
    <style:style style:name="T24" style:family="text">
      <style:text-properties fo:font-weight="normal" officeooo:rsid="003e72db" style:font-weight-asian="normal" style:font-weight-complex="normal"/>
    </style:style>
    <style:style style:name="T25" style:family="text">
      <style:text-properties fo:font-weight="normal" officeooo:rsid="00394ddd" style:font-weight-asian="normal" style:font-weight-complex="normal"/>
    </style:style>
    <style:style style:name="T26" style:family="text">
      <style:text-properties fo:font-weight="normal" officeooo:rsid="0016f0fa" style:font-weight-asian="normal" style:font-weight-complex="normal"/>
    </style:style>
    <style:style style:name="T27" style:family="text">
      <style:text-properties fo:font-weight="normal" officeooo:rsid="0019c0fe" style:font-weight-asian="normal" style:font-weight-complex="normal"/>
    </style:style>
    <style:style style:name="T28" style:family="text">
      <style:text-properties fo:font-weight="normal" officeooo:rsid="003afef9" style:font-weight-asian="normal" style:font-weight-complex="normal"/>
    </style:style>
    <style:style style:name="T29" style:family="text">
      <style:text-properties officeooo:rsid="003e8f1e"/>
    </style:style>
    <style:style style:name="T30" style:family="text">
      <style:text-properties style:use-window-font-color="true"/>
    </style:style>
    <style:style style:name="T31" style:family="text">
      <style:text-properties style:use-window-font-color="true" officeooo:rsid="003e00db"/>
    </style:style>
    <style:style style:name="T32" style:family="text">
      <style:text-properties style:use-window-font-color="true" style:font-name="Arial2" fo:font-size="12pt" fo:language="pt" fo:country="BR" officeooo:rsid="001511dd" style:font-name-asian="Times New Roman" style:font-size-asian="12pt" style:font-name-complex="Arial2" style:font-size-complex="10pt" style:language-complex="ar" style:country-complex="SA"/>
    </style:style>
    <style:style style:name="T33" style:family="text">
      <style:text-properties style:use-window-font-color="true" style:font-name="Arial2" fo:font-size="12pt" fo:language="pt" fo:country="BR" officeooo:rsid="003a2152" style:font-name-asian="Times New Roman" style:font-size-asian="12pt" style:font-name-complex="Arial2" style:font-size-complex="10pt" style:language-complex="ar" style:country-complex="SA"/>
    </style:style>
    <style:style style:name="T34" style:family="text">
      <style:text-properties style:use-window-font-color="true" style:font-name="Arial2" fo:font-size="12pt" fo:language="pt" fo:country="BR" officeooo:rsid="001511dd" style:font-name-asian="Times New Roman" style:font-size-asian="12pt" style:font-name-complex="Arial2" style:font-size-complex="12pt" style:language-complex="ar" style:country-complex="SA"/>
    </style:style>
    <style:style style:name="T35" style:family="text">
      <style:text-properties style:use-window-font-color="true" fo:language="en" fo:country="US"/>
    </style:style>
    <style:style style:name="T36" style:family="text">
      <style:text-properties style:use-window-font-color="true" fo:font-weight="normal" officeooo:rsid="00381570" style:font-weight-asian="normal" style:font-weight-complex="normal"/>
    </style:style>
    <style:style style:name="T37" style:family="text">
      <style:text-properties style:use-window-font-color="true" fo:font-weight="normal" officeooo:rsid="003e72db" style:font-weight-asian="normal" style:font-weight-complex="normal"/>
    </style:style>
    <style:style style:name="T38" style:family="text">
      <style:text-properties style:use-window-font-color="true" fo:font-weight="normal" officeooo:rsid="002e1a53" style:font-weight-asian="normal" style:font-weight-complex="normal"/>
    </style:style>
    <style:style style:name="T39" style:family="text">
      <style:text-properties style:use-window-font-color="true" fo:font-weight="normal" officeooo:rsid="003afef9" style:font-weight-asian="normal" style:font-weight-complex="normal"/>
    </style:style>
    <style:style style:name="T40" style:family="text">
      <style:text-properties style:use-window-font-color="true" officeooo:rsid="0019c0fe"/>
    </style:style>
    <style:style style:name="T41" style:family="text">
      <style:text-properties style:use-window-font-color="true" style:font-name="Arial" fo:font-size="12pt" fo:language="pt" fo:country="BR" officeooo:rsid="0038e2b7" style:font-name-asian="Times New Roman" style:font-size-asian="12pt" style:font-name-complex="Arial2" style:font-size-complex="12pt" style:language-complex="ar" style:country-complex="SA"/>
    </style:style>
    <style:style style:name="T42" style:family="text">
      <style:text-properties style:use-window-font-color="true" style:font-name="Arial" fo:font-size="12pt" fo:language="pt" fo:country="BR" officeooo:rsid="003a7118" style:font-name-asian="Times New Roman" style:font-size-asian="12pt" style:font-name-complex="Arial2" style:font-size-complex="12pt" style:language-complex="ar" style:country-complex="SA"/>
    </style:style>
    <style:style style:name="T43" style:family="text">
      <style:text-properties officeooo:rsid="0016f0fa"/>
    </style:style>
    <style:style style:name="T44" style:family="text">
      <style:text-properties fo:text-transform="uppercase" style:use-window-font-color="true" style:font-name="Arial2" fo:font-size="16pt" fo:language="pt" fo:country="BR" fo:font-weight="bold" officeooo:rsid="0018711f" style:letter-kerning="true" style:font-name-asian="Times New Roman" style:font-size-asian="16pt" style:font-weight-asian="bold" style:font-name-complex="Arial2" style:font-size-complex="10pt" style:language-complex="ar" style:country-complex="SA" style:font-weight-complex="bold"/>
    </style:style>
    <style:style style:name="T45" style:family="text">
      <style:text-properties officeooo:rsid="0019c0fe"/>
    </style:style>
    <style:style style:name="T46" style:family="text">
      <style:text-properties officeooo:rsid="002082e2"/>
    </style:style>
    <style:style style:name="T47" style:family="text">
      <style:text-properties officeooo:rsid="00222120"/>
    </style:style>
    <style:style style:name="T48" style:family="text">
      <style:text-properties officeooo:rsid="0023c640"/>
    </style:style>
    <style:style style:name="T49" style:family="text">
      <style:text-properties fo:color="#000000" fo:font-weight="normal" officeooo:rsid="001ad63f" style:font-weight-asian="normal" style:font-weight-complex="normal"/>
    </style:style>
    <style:style style:name="T50" style:family="text">
      <style:text-properties fo:color="#000000" fo:font-weight="normal" officeooo:rsid="001d4a3e" style:font-weight-asian="normal" style:font-weight-complex="normal"/>
    </style:style>
    <style:style style:name="T51" style:family="text">
      <style:text-properties fo:color="#000000" fo:font-weight="normal" officeooo:rsid="001fbb9b" style:font-weight-asian="normal" style:font-weight-complex="normal"/>
    </style:style>
    <style:style style:name="T52" style:family="text">
      <style:text-properties fo:color="#000000" fo:font-weight="normal" officeooo:rsid="001e58fb" style:font-weight-asian="normal" style:font-weight-complex="normal"/>
    </style:style>
    <style:style style:name="T53" style:family="text">
      <style:text-properties fo:color="#000000" fo:font-weight="normal" officeooo:rsid="00207633" style:font-weight-asian="normal" style:font-weight-complex="normal"/>
    </style:style>
    <style:style style:name="T54" style:family="text">
      <style:text-properties fo:color="#000000" fo:font-weight="normal" officeooo:rsid="001af082" style:font-weight-asian="normal" style:font-weight-complex="normal"/>
    </style:style>
    <style:style style:name="T55" style:family="text">
      <style:text-properties fo:color="#000000" fo:font-weight="normal" officeooo:rsid="001bca58" style:font-weight-asian="normal" style:font-weight-complex="normal"/>
    </style:style>
    <style:style style:name="T56" style:family="text">
      <style:text-properties fo:color="#000000" fo:font-weight="normal" officeooo:rsid="002bb39a" style:font-weight-asian="normal" style:font-weight-complex="normal"/>
    </style:style>
    <style:style style:name="T57" style:family="text">
      <style:text-properties fo:color="#000000" fo:font-weight="normal" officeooo:rsid="00315ce6" style:font-weight-asian="normal" style:font-weight-complex="normal"/>
    </style:style>
    <style:style style:name="T58" style:family="text">
      <style:text-properties fo:color="#000000" fo:font-weight="normal" officeooo:rsid="00331a3c" style:font-weight-asian="normal" style:font-weight-complex="normal"/>
    </style:style>
    <style:style style:name="T59" style:family="text">
      <style:text-properties fo:color="#000000" fo:font-weight="normal" officeooo:rsid="00404f1d" style:font-weight-asian="normal" style:font-weight-complex="normal"/>
    </style:style>
    <style:style style:name="T60" style:family="text">
      <style:text-properties fo:color="#000000" fo:font-weight="normal" officeooo:rsid="00428332" style:font-weight-asian="normal" style:font-weight-complex="normal"/>
    </style:style>
    <style:style style:name="T61" style:family="text">
      <style:text-properties fo:color="#000000" fo:font-weight="normal" officeooo:rsid="00432af9" style:font-weight-asian="normal" style:font-weight-complex="normal"/>
    </style:style>
    <style:style style:name="T62" style:family="text">
      <style:text-properties fo:color="#000000" fo:font-weight="normal" officeooo:rsid="0043d227" style:font-weight-asian="normal" style:font-weight-complex="normal"/>
    </style:style>
    <style:style style:name="T63" style:family="text">
      <style:text-properties fo:color="#000000" fo:font-weight="normal" officeooo:rsid="0045a817" style:font-weight-asian="normal" style:font-weight-complex="normal"/>
    </style:style>
    <style:style style:name="T64" style:family="text">
      <style:text-properties fo:color="#000000" fo:font-weight="normal" officeooo:rsid="004750c0" style:font-weight-asian="normal" style:font-weight-complex="normal"/>
    </style:style>
    <style:style style:name="T65" style:family="text">
      <style:text-properties fo:color="#000000" fo:font-weight="normal" officeooo:rsid="00486ec5" style:font-weight-asian="normal" style:font-weight-complex="normal"/>
    </style:style>
    <style:style style:name="T66" style:family="text">
      <style:text-properties fo:color="#000000" fo:font-weight="normal" officeooo:rsid="004927fb" style:font-weight-asian="normal" style:font-weight-complex="normal"/>
    </style:style>
    <style:style style:name="T67" style:family="text">
      <style:text-properties fo:color="#000000" fo:font-weight="normal" officeooo:rsid="004a6b18" style:font-weight-asian="normal" style:font-weight-complex="normal"/>
    </style:style>
    <style:style style:name="T68" style:family="text">
      <style:text-properties fo:color="#000000" fo:font-weight="normal" officeooo:rsid="0057f8c6" style:font-weight-asian="normal" style:font-weight-complex="normal"/>
    </style:style>
    <style:style style:name="T69" style:family="text">
      <style:text-properties fo:color="#000000" fo:font-weight="normal" officeooo:rsid="0058af40" style:font-weight-asian="normal" style:font-weight-complex="normal"/>
    </style:style>
    <style:style style:name="T70" style:family="text">
      <style:text-properties fo:color="#000000" style:font-name="Arial" fo:font-size="12pt" fo:font-weight="normal" style:font-size-asian="12pt" style:font-weight-asian="normal" style:font-size-complex="12pt" style:font-weight-complex="normal"/>
    </style:style>
    <style:style style:name="T71" style:family="text">
      <style:text-properties fo:color="#000000" style:font-name="Arial" fo:font-size="12pt" fo:font-weight="normal" officeooo:rsid="0038c3b4" style:font-size-asian="12pt" style:font-weight-asian="normal" style:font-size-complex="12pt" style:font-weight-complex="normal"/>
    </style:style>
    <style:style style:name="T72" style:family="text">
      <style:text-properties fo:color="#000000" style:font-name="Arial2" fo:font-size="12pt" fo:language="pt" fo:country="BR" fo:font-weight="normal" officeooo:rsid="00404f1d" style:font-name-asian="Times New Roman" style:font-size-asian="12pt" style:font-weight-asian="normal" style:font-name-complex="Arial2" style:font-size-complex="10pt" style:language-complex="ar" style:country-complex="SA" style:font-weight-complex="normal"/>
    </style:style>
    <style:style style:name="T73" style:family="text">
      <style:text-properties fo:color="#000000" style:font-name="Arial2" fo:font-size="12pt" fo:language="pt" fo:country="BR" fo:font-weight="normal" officeooo:rsid="0043d227" style:font-name-asian="Times New Roman" style:font-size-asian="12pt" style:font-weight-asian="normal" style:font-name-complex="Arial2" style:font-size-complex="10pt" style:language-complex="ar" style:country-complex="SA" style:font-weight-complex="normal"/>
    </style:style>
    <style:style style:name="T74" style:family="text">
      <style:text-properties fo:color="#000000" fo:font-style="italic" fo:font-weight="normal" officeooo:rsid="00404f1d" style:font-style-asian="italic" style:font-weight-asian="normal" style:font-style-complex="italic" style:font-weight-complex="normal"/>
    </style:style>
    <style:style style:name="T75" style:family="text">
      <style:text-properties fo:color="#000000" fo:font-style="italic" fo:font-weight="normal" officeooo:rsid="0041f1ce" style:font-style-asian="italic" style:font-weight-asian="normal" style:font-style-complex="italic" style:font-weight-complex="normal"/>
    </style:style>
    <style:style style:name="T76" style:family="text">
      <style:text-properties officeooo:rsid="0025a9ec"/>
    </style:style>
    <style:style style:name="T77" style:family="text">
      <style:text-properties officeooo:rsid="0026d0bb"/>
    </style:style>
    <style:style style:name="T78" style:family="text">
      <style:text-properties officeooo:rsid="00276fff"/>
    </style:style>
    <style:style style:name="T79" style:family="text">
      <style:text-properties officeooo:rsid="0028b280"/>
    </style:style>
    <style:style style:name="T80" style:family="text">
      <style:text-properties officeooo:rsid="002a8131"/>
    </style:style>
    <style:style style:name="T81" style:family="text">
      <style:text-properties style:font-name="Arial" fo:font-size="10pt"/>
    </style:style>
    <style:style style:name="T82" style:family="text">
      <style:text-properties style:font-name="Arial" fo:font-size="10pt" officeooo:rsid="00341d69"/>
    </style:style>
    <style:style style:name="T83" style:family="text">
      <style:text-properties style:font-name="Arial" fo:font-size="10pt" officeooo:rsid="0057f8c6"/>
    </style:style>
    <style:style style:name="T84" style:family="text">
      <style:text-properties style:font-name="Arial" fo:font-size="12pt" officeooo:rsid="0035a627" style:font-size-asian="12pt" style:font-size-complex="12pt"/>
    </style:style>
    <style:style style:name="T85" style:family="text">
      <style:text-properties style:font-name="Arial" fo:font-size="12pt" officeooo:rsid="00341d69" style:font-size-asian="12pt" style:font-size-complex="12pt"/>
    </style:style>
    <style:style style:name="T86" style:family="text">
      <style:text-properties style:font-name="Arial" fo:font-size="12pt" officeooo:rsid="00376a81" style:font-size-asian="12pt" style:font-size-complex="12pt"/>
    </style:style>
    <style:style style:name="T87" style:family="text">
      <style:text-properties style:font-name="Arial" fo:font-size="12pt" officeooo:rsid="0038c3b4" style:font-size-asian="12pt" style:font-size-complex="12pt"/>
    </style:style>
    <style:style style:name="T88" style:family="text">
      <style:text-properties style:font-name="Arial" fo:font-size="12pt" officeooo:rsid="0038e2b7" style:font-size-asian="12pt" style:font-size-complex="12pt"/>
    </style:style>
    <style:style style:name="T89" style:family="text">
      <style:text-properties style:font-name="Arial" fo:font-size="12pt" officeooo:rsid="0039c7d1" style:font-size-asian="12pt" style:font-size-complex="12pt"/>
    </style:style>
    <style:style style:name="T90" style:family="text">
      <style:text-properties style:font-name="Arial" fo:font-size="12pt" officeooo:rsid="003a63cb" style:font-size-asian="12pt" style:font-size-complex="12pt"/>
    </style:style>
    <style:style style:name="T91" style:family="text">
      <style:text-properties style:font-name="Arial" fo:font-size="12pt" officeooo:rsid="003a7118" style:font-size-asian="12pt" style:font-size-complex="12pt"/>
    </style:style>
    <style:style style:name="T92" style:family="text">
      <style:text-properties style:font-name="Arial" fo:font-size="12pt" officeooo:rsid="004ba6ae" style:font-size-asian="12pt" style:font-size-complex="12pt"/>
    </style:style>
    <style:style style:name="T93" style:family="text">
      <style:text-properties style:font-name="Arial" fo:font-size="12pt" officeooo:rsid="004d8a66" style:font-size-asian="12pt" style:font-size-complex="12pt"/>
    </style:style>
    <style:style style:name="T94" style:family="text">
      <style:text-properties style:font-name="Arial" fo:font-size="12pt" officeooo:rsid="004ef0ff" style:font-size-asian="12pt" style:font-size-complex="12pt"/>
    </style:style>
    <style:style style:name="T95" style:family="text">
      <style:text-properties style:font-name="Arial" fo:font-size="12pt" officeooo:rsid="0057f8c6" style:font-size-asian="12pt" style:font-size-complex="12pt"/>
    </style:style>
    <style:style style:name="T96" style:family="text">
      <style:text-properties style:font-name="Arial" fo:font-size="12pt" officeooo:rsid="004d8a66" style:font-size-asian="12pt" style:font-name-complex="Arial2" style:font-size-complex="16pt"/>
    </style:style>
    <style:style style:name="T97" style:family="text">
      <style:text-properties style:font-name="Arial" fo:font-size="12pt" fo:language="pt" fo:country="PT" officeooo:rsid="0038e2b7" style:font-size-asian="12pt" style:font-size-complex="12pt"/>
    </style:style>
    <style:style style:name="T98" style:family="text">
      <style:text-properties style:font-name="Arial" fo:font-size="12pt" fo:language="pt" fo:country="PT" officeooo:rsid="003a63cb" style:font-size-asian="12pt" style:font-size-complex="12pt"/>
    </style:style>
    <style:style style:name="T99" style:family="text">
      <style:text-properties style:font-name="Arial" fo:font-size="12pt" fo:language="pt" fo:country="PT" officeooo:rsid="003a7118" style:font-size-asian="12pt" style:font-size-complex="12pt"/>
    </style:style>
    <style:style style:name="T100" style:family="text">
      <style:text-properties style:font-name="Arial" fo:font-size="12pt" fo:font-style="italic" officeooo:rsid="00376a81" style:font-size-asian="12pt" style:font-style-asian="italic" style:font-size-complex="12pt" style:font-style-complex="italic"/>
    </style:style>
    <style:style style:name="T101" style:family="text">
      <style:text-properties style:font-name="Arial" fo:font-size="12pt" fo:font-style="italic" officeooo:rsid="0038e2b7" style:font-size-asian="12pt" style:font-style-asian="italic" style:font-size-complex="12pt" style:font-style-complex="italic"/>
    </style:style>
    <style:style style:name="T102" style:family="text">
      <style:text-properties style:font-name="Arial" fo:font-size="12pt" fo:font-style="italic" officeooo:rsid="00206ec3" style:font-size-asian="12pt" style:font-style-asian="italic" style:font-name-complex="Arial2" style:font-size-complex="16pt" style:font-style-complex="italic"/>
    </style:style>
    <style:style style:name="T103" style:family="text">
      <style:text-properties officeooo:rsid="002acd45"/>
    </style:style>
    <style:style style:name="T104" style:family="text">
      <style:text-properties officeooo:rsid="002bb39a"/>
    </style:style>
    <style:style style:name="T105" style:family="text">
      <style:text-properties officeooo:rsid="002ed3aa"/>
    </style:style>
    <style:style style:name="T106" style:family="text">
      <style:text-properties officeooo:rsid="003029d7"/>
    </style:style>
    <style:style style:name="T107" style:family="text">
      <style:text-properties style:font-name-complex="Arial2" style:font-size-complex="16pt"/>
    </style:style>
    <style:style style:name="T108" style:family="text">
      <style:text-properties officeooo:rsid="001511dd" style:font-name-complex="Arial2" style:font-size-complex="16pt"/>
    </style:style>
    <style:style style:name="T109" style:family="text">
      <style:text-properties officeooo:rsid="00376a81"/>
    </style:style>
    <style:style style:name="T110" style:family="text">
      <style:text-properties officeooo:rsid="003efd06"/>
    </style:style>
    <style:style style:name="T111" style:family="text">
      <style:text-properties officeooo:rsid="004a6b18"/>
    </style:style>
    <style:style style:name="T112" style:family="text">
      <style:text-properties officeooo:rsid="00537b99"/>
    </style:style>
    <style:style style:name="T113" style:family="text">
      <style:text-properties fo:font-size="10pt" style:font-size-asian="10pt" style:font-size-complex="10pt"/>
    </style:style>
    <style:style style:name="T114" style:family="text">
      <style:text-properties fo:font-size="10pt" officeooo:rsid="00537b99" style:font-size-asian="10pt" style:font-size-complex="10pt"/>
    </style:style>
    <style:style style:name="T115" style:family="text">
      <style:text-properties fo:font-size="10pt" officeooo:rsid="0055f298" style:font-size-asian="10pt" style:font-size-complex="10pt"/>
    </style:style>
    <style:style style:name="T116" style:family="text">
      <style:text-properties officeooo:rsid="005470dc"/>
    </style:style>
    <style:style style:name="T117" style:family="text">
      <style:text-properties officeooo:rsid="0055f298"/>
    </style:style>
    <style:style style:name="T118" style:family="text">
      <style:text-properties officeooo:rsid="0056b0d2"/>
    </style:style>
    <style:style style:name="T119" style:family="text"/>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 draw:name="Quadro8" text:anchor-type="page" text:anchor-page-number="1" svg:x="-0.026cm" svg:y="-6.112cm" svg:width="16.034cm" draw:z-index="8">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94574943366224">
                    <table:table-cell table:style-name="Tabela3.A1" office:value-type="string">
                      <text:p text:style-name="P52">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71"/>
      <text:p text:style-name="P3"/>
      <text:p text:style-name="NOME_20_AUTOR">UNIVERSIDADE FEDERAL FLUMINENSE</text:p>
      <text:p text:style-name="P45">FELIPE AUGUSTO DA SILVA</text:p>
      <text:p text:style-name="NOME_20_AUTOR"/>
      <text:p text:style-name="P43"/>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3"><text:span text:style-name="T14">REFATORANDO </text:span><text:span text:style-name="T15">A NAVEGAÇÃO DE SITES</text:span><text:span text:style-name="T14"> PARA </text:span><text:span text:style-name="T15">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5">2021</text:p>
      <text:p text:style-name="P26">FELIPE AUGUSTO DA SILVA</text:p>
      <text:p text:style-name="P44"/>
      <text:p text:style-name="P44"/>
      <text:p text:style-name="P44"/>
      <text:p text:style-name="P13"><text:span text:style-name="T14">REFATORANDO </text:span><text:span text:style-name="T15">A NAVEGAÇÃO DE SITES</text:span><text:span text:style-name="T14"> PARA </text:span><text:span text:style-name="T15">PORTADORES DE NECESSIDADES VISUAIS</text:span></text:p>
      <text:p text:style-name="P44"/>
      <text:p text:style-name="NOME_20_AUTOR"/>
      <text:p text:style-name="NOME_20_AUTOR"/>
      <text:p text:style-name="P51">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4">Orientador(a):</text:p>
      <text:p text:style-name="P45">Luiz Paulo Nascimento</text:p>
      <text:p text:style-name="P44"/>
      <text:p text:style-name="P44">NITERÓI</text:p>
      <text:p text:style-name="P45">2021</text:p>
      <text:p text:style-name="P46"/>
      <text:p text:style-name="P25"><text:span text:style-name="T13">Folha reservada para a ficha catalográfica</text:span> </text:p>
      <text:p text:style-name="P26">FELIPE AUGUSTO DA SILVA</text:p>
      <text:p text:style-name="P44"/>
      <text:p text:style-name="P44"/>
      <text:p text:style-name="P14"><text:span text:style-name="T1">REFATORANDO </text:span><text:span text:style-name="T2">A NAVEGAÇÃO DE SITES</text:span><text:span text:style-name="T1"> PARA </text:span><text:span text:style-name="T2">PORTADORES DE NECESSIDADES VISUAIS</text:span></text:p>
      <text:p text:style-name="NOME_20_AUTOR"/>
      <text:p text:style-name="P51">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4">2021</text:span>.</text:p>
      <text:p text:style-name="Standard">Banca Examinadora <text:span text:style-name="T5">(provisório)</text:span>:</text:p>
      <text:p text:style-name="P3">_________________________________________</text:p>
      <text:p text:style-name="P3">Prof. ou Prof<text:span text:style-name="T8">a</text:span>. &lt;NOME&gt;, &lt;Título&gt;. – <text:span text:style-name="T3">Orientador ou Avaliador</text:span></text:p>
      <text:p text:style-name="P3">&lt;Sigla da Universidade&gt; - &lt;Nome da Universidade&gt;</text:p>
      <text:p text:style-name="P5"/>
      <text:p text:style-name="P3">_________________________________________</text:p>
      <text:p text:style-name="P3">Prof. ou Prof<text:span text:style-name="T8">a</text:span>. &lt;NOME&gt;, &lt;Título&gt;. – <text:span text:style-name="T3">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1"/>
      <text:p text:style-name="P5"/>
      <text:p text:style-name="P5"/>
      <text:p text:style-name="Text_20_body_20_indent"><text:span text:style-name="T30">Dedico este trabalho </text:span><text:span text:style-name="T40">à</text:span><text:span text:style-name="T34">queles que a sociedade insiste em excluir</text:span><text:span text:style-name="T3">.</text:span></text:p>
      <text:p text:style-name="P31">AGRADECIMENTOS</text:p>
      <text:p text:style-name="P20">A meu Orientador <text:span text:style-name="T32">Luiz Paulo</text:span> pelo estímulo e atenção que me concedeu durante o curso.</text:p>
      <text:p text:style-name="P21"/>
      <text:p text:style-name="P22">A todos os meus familiares e amigos pelo apoio e colaboração.</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55"><text:span text:style-name="T9">“Você tem que ser louco, tem que ter uma necessidade real </text:span>”.</text:p>
      <text:p text:style-name="P56">Roger Waters / D. Gilmour</text:p>
      <text:p text:style-name="P27"><text:bookmark-start text:name="__RefHeading__13_608556870"/>RESUMO<text:bookmark-end text:name="__RefHeading__13_608556870"/><text:bookmark text:name="RESUMO"/></text:p>
      <text:p text:style-name="P11"><text:span text:style-name="T17">Nesse mundo cada vez mais digital, o uso e o aprimoramento de ferramentas para navegação pela Web passa a ser um ponto muito importante. </text:span><text:span text:style-name="T18">Sobre isso, e</text:span><text:span text:style-name="T19">xiste uma grande tendência no mercado e nos centros de pesquisa sobre as áreas de visualização de dados e User Experience (UX), objetos de estudo do professor Luiz Paulo Nascimento.</text:span></text:p>
      <text:p text:style-name="P11"><text:tab/><text:span text:style-name="T18">Além disso, n</text:span><text:span text:style-name="T20">o contexto social mundial atual, várias chamadas minorias vem lutado por uma legis</text:span><text:span text:style-name="T110">l</text:span><text:span text:style-name="T20">ação e políticas públicas que atendam as suas necessidades. Nesse escopo encontram-se os portadores de alguma necessidade especial, seja visual, auditiva ou de mobilidade </text:span><text:span text:style-name="T17">e suas lutas por um mundo mais inclusivo.</text:span></text:p>
      <text:p text:style-name="P11"><text:tab/><text:span text:style-name="T18">O consórcio WAI-</text:span><text:span text:style-name="T16">ARIA</text:span><text:span text:style-name="T18"> [</text:span><text:span text:style-name="T21">3</text:span><text:span text:style-name="T16">, </text:span><text:span text:style-name="T21">4</text:span><text:span text:style-name="T18">] vem, desde 1997, buscado melhorar o acesso das pessoas com deficiência na Web. Esse esforço envolve discussões, documentações, suporte de recu</text:span><text:span text:style-name="T110">r</text:span><text:span text:style-name="T18">sos nos navegadores e tentativas de padronização. </text:span><text:span text:style-name="T22">Infeliz</text:span><text:span text:style-name="T110">men</text:span><text:span text:style-name="T22">te, muitas páginas da web ainda não implementam navegação para acessibilidade.</text:span></text:p>
      <text:p text:style-name="P9"><text:tab/><text:span text:style-name="T31">Daí, propomos refatorar uma página da web fazendo uso das ferramentas apropriadas e as boas práticas documentadas pelo WAI-ARIA, comparando as experiências de navegação antes e depois da refatoração.</text:span><text:span text:style-name="T16"> </text:span></text:p>
      <text:p text:style-name="P49"><text:span text:style-name="T10">Palavras-chaves: </text:span><text:span text:style-name="T11">User Experience, </text:span><text:span text:style-name="T12">WAI-ARIA, Acessibilidade, WEB, Inclusão Digital</text:span></text:p>
      <text:p text:style-name="P48"/>
      <text:p text:style-name="P48"/>
      <text:p text:style-name="P30"><text:bookmark-start text:name="__RefHeading__15_608556870"/>ABSTRACT<text:bookmark-start text:name="ABSTRACT"/><text:bookmark-end text:name="__RefHeading__15_608556870"/></text:p>
      <text:p text:style-name="P53"><text:span text:style-name="T33">In</text:span> this increasingly digital world, the use and improvement of tools for web browsing becomes a very important point. About this, there is a great trend in the market and in research centers in the areas of <text:span text:style-name="T43">D</text:span>ata <text:span text:style-name="T43">V</text:span>isualization and User Experience (UX), objects of study by Professor Luiz Paulo Nascimento.</text:p>
      <text:p text:style-name="P53"><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3"><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3"><text:tab/>Hence, we propose to refactor a web page using the appropriate tools and good practices documented by WAI-ARIA, comparing browsing experiences prior to refactoring.</text:p>
      <text:p text:style-name="P50">Key words: <text:span text:style-name="T35">User experience, WAI-ARIA, Accessibility, WEB, Digital Inclusion</text:span></text:p>
      <text:p text:style-name="P27"><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8"><text:a xlink:type="simple" xlink:href="#FIGURA!0|sequence" text:style-name="Index_20_Link" text:visited-style-name="Index_20_Link">Figura 1: Exemplo de Figura.<text:tab/>19</text:a></text:p>
        </text:index-body>
      </text:illustration-index>
      <text:p text:style-name="P28"><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8"><text:a xlink:type="simple" xlink:href="#TABELA!0|sequence" text:style-name="Index_20_Link" text:visited-style-name="Index_20_Link">Tabela 1: Exemplo de Tabela.<text:tab/>19</text:a></text:p>
        </text:index-body>
      </text:illustration-index>
      <text:p text:style-name="P42"/>
      <text:p text:style-name="P42"/>
      <text:p text:style-name="P27"><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8"><text:a xlink:type="simple" xlink:href="#GRÁFICO!0|sequence" text:style-name="Index_20_Link" text:visited-style-name="Index_20_Link">Gráfico 1: Exemplo de um gráfico<text:tab/>18</text:a></text:p>
        </text:index-body>
      </text:illustration-index>
      <text:p text:style-name="P42"/>
      <text:p text:style-name="P42"/>
      <text:p text:style-name="P42"/>
      <text:p text:style-name="P27"><text:bookmark-start text:name="__RefHeading__23_608556870"/>LISTA DE ABREVIATURAS E SIGLAS<text:bookmark-end text:name="__RefHeading__23_608556870"/><text:bookmark text:name="LISTADEABREVIATURASESIGLAS"/></text:p>
      <text:p text:style-name="Standard"><text:span text:style-name="T108">WAI</text:span><text:span text:style-name="T107"> – </text:span>Web Acessibility Initiative </text:p>
      <text:p text:style-name="P19"><text:span text:style-name="T108">ARIA – </text:span>Accessible Rich Internet Applications</text:p>
      <text:p text:style-name="P17">PC – <text:span text:style-name="T55">Personal Computer</text:span></text:p>
      <text:p text:style-name="P16">WWW – <text:span text:style-name="T104">World Wide Web</text:span></text:p>
      <text:p text:style-name="P16">W3C – World Wide Web Consortium</text:p>
      <text:p text:style-name="P18">WCAG 2.0 – Diretrizes para Acessibilidade de Conteúdos Web</text:p>
      <text:p text:style-name="P61"><text:span text:style-name="T75">CERN – </text:span><text:span text:style-name="T74">Conseil Européen pour la Recherche Nucléaire</text:span></text:p>
      <text:p text:style-name="P31"><text:span text:style-name="T9"><text:s/></text:span>SUMÁRIO</text:p>
      <text:p text:style-name="P4"/>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38"><text:a xlink:type="simple" xlink:href="#__RefHeading__13_608556870" text:style-name="Index_20_Link" text:visited-style-name="Index_20_Link"><text:s/>RESUMO<text:tab/>7</text:a></text:p>
          <text:p text:style-name="P38"><text:a xlink:type="simple" xlink:href="#__RefHeading__15_608556870" text:style-name="Index_20_Link" text:visited-style-name="Index_20_Link"><text:s/>ABSTRACT<text:tab/>8</text:a></text:p>
          <text:p text:style-name="P38"><text:a xlink:type="simple" xlink:href="#__RefHeading__17_608556870" text:style-name="Index_20_Link" text:visited-style-name="Index_20_Link"><text:s/>LISTA DE ILUSTRAÇÕES<text:tab/>9</text:a></text:p>
          <text:p text:style-name="P38"><text:a xlink:type="simple" xlink:href="#__RefHeading__19_608556870" text:style-name="Index_20_Link" text:visited-style-name="Index_20_Link"><text:s/>LISTA DE TABELAS<text:tab/>10</text:a></text:p>
          <text:p text:style-name="P38"><text:a xlink:type="simple" xlink:href="#__RefHeading__21_608556870" text:style-name="Index_20_Link" text:visited-style-name="Index_20_Link"><text:s/>LISTA DE GRÁFICOS<text:tab/>11</text:a></text:p>
          <text:p text:style-name="P38"><text:a xlink:type="simple" xlink:href="#__RefHeading__23_608556870" text:style-name="Index_20_Link" text:visited-style-name="Index_20_Link"><text:s/>LISTA DE ABREVIATURAS E SIGLAS<text:tab/>12</text:a></text:p>
          <text:p text:style-name="P39"><text:a xlink:type="simple" xlink:href="#__RefHeading__25_608556870" text:style-name="Index_20_Link" text:visited-style-name="Index_20_Link">1 </text:a><text:a xlink:type="simple" xlink:href="#__RefHeading__25_608556870" text:style-name="Index_20_Link" text:visited-style-name="Index_20_Link"><text:span text:style-name="T23">IN</text:span></text:a><text:a xlink:type="simple" xlink:href="#__RefHeading__25_608556870" text:style-name="Index_20_Link" text:visited-style-name="Index_20_Link"><text:span text:style-name="T26">TRODUÇÃO</text:span></text:a><text:a xlink:type="simple" xlink:href="#__RefHeading__25_608556870" text:style-name="Index_20_Link" text:visited-style-name="Index_20_Link"><text:tab/>15</text:a></text:p>
          <text:p text:style-name="P40"><text:a xlink:type="simple" xlink:href="#__RefHeading__27_608556870" text:style-name="Index_20_Link" text:visited-style-name="Index_20_Link">2 </text:a><text:a xlink:type="simple" xlink:href="#__RefHeading__25_608556870" text:style-name="Index_20_Link" text:visited-style-name="Index_20_Link"><text:span text:style-name="T23">INCLUSÃO SOCIAL E </text:span></text:a><text:a xlink:type="simple" xlink:href="#__RefHeading__25_608556870" text:style-name="Index_20_Link" text:visited-style-name="Index_20_Link"><text:span text:style-name="T28">ACESSIBILIDADE </text:span></text:a><text:a xlink:type="simple" xlink:href="#__RefHeading__25_608556870" text:style-name="Index_20_Link" text:visited-style-name="Index_20_Link"><text:span text:style-name="T23">DIGITAL: </text:span></text:a><text:span text:style-name="T28">VISÃO GERAL</text:span><text:a xlink:type="simple" xlink:href="#__RefHeading__27_608556870" text:style-name="Index_20_Link" text:visited-style-name="Index_20_Link"><text:tab/>16</text:a></text:p>
          <text:p text:style-name="P39"><text:span text:style-name="T45">3</text:span><text:a xlink:type="simple" xlink:href="#__RefHeading__27_608556870" text:style-name="Index_20_Link" text:visited-style-name="Index_20_Link"> </text:a><text:a xlink:type="simple" xlink:href="#__RefHeading__27_608556870" text:style-name="Index_20_Link" text:visited-style-name="Index_20_Link"><text:span text:style-name="T24">CONSÓRCIO WAI-ARIA</text:span></text:a><text:a xlink:type="simple" xlink:href="#__RefHeading__27_608556870" text:style-name="Index_20_Link" text:visited-style-name="Index_20_Link"><text:tab/>16</text:a></text:p>
          <text:p text:style-name="P40"><text:span text:style-name="T27">4 </text:span><text:a xlink:type="simple" xlink:href="#__RefHeading__27_608556870" text:style-name="Index_20_Link" text:visited-style-name="Index_20_Link"><text:span text:style-name="T23">REFATORANDO SITE</text:span></text:a><text:a xlink:type="simple" xlink:href="#__RefHeading__27_608556870" text:style-name="Index_20_Link" text:visited-style-name="Index_20_Link"><text:span text:style-name="T25">S</text:span></text:a><text:a xlink:type="simple" xlink:href="#__RefHeading__27_608556870" text:style-name="Index_20_Link" text:visited-style-name="Index_20_Link"><text:span text:style-name="T23"> USANDO WAI-ARIA</text:span></text:a><text:a xlink:type="simple" xlink:href="#__RefHeading__27_608556870" text:style-name="Index_20_Link" text:visited-style-name="Index_20_Link"><text:tab/>16</text:a></text:p>
          <text:p text:style-name="P39"><text:a xlink:type="simple" xlink:href="#__RefHeading__29_608556870" text:style-name="Index_20_Link" text:visited-style-name="Index_20_Link">CONCLUSÕES E TRABALHOS FUTUROS<text:tab/>20</text:a></text:p>
          <text:p text:style-name="P38"><text:a xlink:type="simple" xlink:href="#__RefHeading__31_608556870" text:style-name="Index_20_Link" text:visited-style-name="Index_20_Link"><text:s/>REFERÊNCIAS BIBLIOGRÁFICAS<text:tab/>21</text:a></text:p>
          <text:p text:style-name="P38"><text:a xlink:type="simple" xlink:href="#__RefHeading__33_608556870" text:style-name="Index_20_Link" text:visited-style-name="Index_20_Link"><text:s/>ANEXOS<text:tab/>22</text:a></text:p>
        </text:index-body>
      </text:table-of-content>
      <text:h text:style-name="P63" text:outline-level="1"><text:bookmark-start text:name="__RefHeading__25_608556870"/><text:a xlink:type="simple" xlink:href="#__RefHeading__25_608556870" text:style-name="Index_20_Link" text:visited-style-name="Index_20_Link"><text:span text:style-name="T44">i</text:span></text:a><text:span text:style-name="T44">Ntrodução</text:span><text:bookmark-end text:name="__RefHeading__25_608556870"/></text:h>
      <text:p text:style-name="P34"/>
      <text:p text:style-name="P34"/>
      <text:p text:style-name="P36"/>
      <text:h text:style-name="P64" text:outline-level="1"><text:a xlink:type="simple" xlink:href="#__RefHeading__25_608556870" text:style-name="Index_20_Link" text:visited-style-name="Index_20_Link"><text:span text:style-name="T36">INCLUSÃO SOCIAL E </text:span></text:a><text:a xlink:type="simple" xlink:href="#__RefHeading__25_608556870" text:style-name="Index_20_Link" text:visited-style-name="Index_20_Link"><text:span text:style-name="T38">acessibilidade </text:span></text:a><text:a xlink:type="simple" xlink:href="#__RefHeading__25_608556870" text:style-name="Index_20_Link" text:visited-style-name="Index_20_Link"><text:span text:style-name="T36">DIGITAL: </text:span></text:a><text:span text:style-name="T39">VISÃO GERAL</text:span></text:h>
      <text:p text:style-name="P60"><text:span text:style-name="T49"><text:tab/>A década de </text:span><text:span text:style-name="T60">70 foi o marco para indústria dos chamados computadores pessoais (PC). </text:span><text:span text:style-name="T61">A exploração do</text:span><text:span text:style-name="T60"> ALTAIR 8800, baseado no chip 8080 da Intel </text:span><text:span text:style-name="T61">e comercializado como um kit para montagem caseira, </text:span><text:span text:style-name="T73">possibilitou o nascimento de</text:span><text:span text:style-name="T61"> empresas como a Microsoft e a Apple.</text:span><text:span text:style-name="T49"> </text:span><text:span text:style-name="T61">A</text:span><text:span text:style-name="T54">lém do tamanho reduzido, </text:span><text:span text:style-name="T62">os PCs </text:span><text:span text:style-name="T54">eram capazes de </text:span><text:span text:style-name="T63">receber</text:span><text:span text:style-name="T54"> </text:span><text:span text:style-name="T62">entradas de dados </text:span><text:span text:style-name="T63">via teclados ou disquetes, processá-los em editores </text:span><text:span text:style-name="T54">textos, planilhas eletrônicas, </text:span><text:span text:style-name="T63">armazená-los em</text:span><text:span text:style-name="T54"> bancos de dados, </text:span><text:span text:style-name="T63">exibi-los em telas ou enviar instruções para impressão desses dados.</text:span></text:p>
      <text:p text:style-name="P60"><text:span text:style-name="T54"><text:tab/></text:span><text:span text:style-name="T61">Por outro lado, a Internet, mecanismo de comunicação entre computadores, dava seus primeiros passos em 1969 sob o nome ‘Arpanet’ e seu objetivo era manter a comunicação não centralizada entre militares e cientistas. </text:span><text:span text:style-name="T55">A World Wide Web (WWW), sistema de distribuição de documentos de hipertextos,</text:span><text:span text:style-name="T54"> </text:span><text:span text:style-name="T72">começa a ser desenvolvida</text:span><text:span text:style-name="T55"> no final da década </text:span><text:span text:style-name="T69">de 80</text:span><text:span text:style-name="T55"> </text:span><text:span text:style-name="T59">por Tim Berners-Lee, então funcionário do </text:span><text:span text:style-name="T74">Conseil Européen pour la Recherche Nucléaire</text:span><text:span text:style-name="T59"> (CERN), para facilitar o compartilhamento de informações entre cientistas das universidades e institutos de pesquisa espalhados pelo mundo</text:span><text:span text:style-name="T55">.</text:span><text:span text:style-name="T54"> </text:span></text:p>
      <text:p text:style-name="P58"><text:span text:style-name="T54"><text:tab/></text:span><text:span text:style-name="T64">O desenvolvimento tecnológico posterior, especialmente na área dos semi-condutores, possibilitou uma gigantesca e acelerada </text:span><text:span text:style-name="T50">evolução dos PCs, seja em tamanho, capacidade de armazenamento, capacidade de processamento, qualidade das telas </text:span><text:span text:style-name="T64">e processadores gráficos</text:span><text:span text:style-name="T50">, qualidade </text:span><text:span text:style-name="T65">das impressoras, incluindo as impressões 3D</text:span><text:span text:style-name="T50">. Outra grande evolução ocorreu </text:span><text:span text:style-name="T51">no </text:span><text:span text:style-name="T52">tráfego de informações pela Web: conexões mais rápidas, estáveis, versáteis e com maior banda de tráfego. </text:span><text:span text:style-name="T53">As tecnologias dos</text:span><text:span text:style-name="T51"> </text:span><text:span text:style-name="T52">sistemas de telecomunicações e dos </text:span><text:span text:style-name="T65">celulares/</text:span><text:span text:style-name="T52">smartphones </text:span><text:span text:style-name="T51">também evoluíram a passos gigantescos nos últimos anos. </text:span><text:span text:style-name="T62">Obviamente, essas características trouxeram uma enorme versatilidade para as possibilidades de uso dos P</text:span><text:span text:style-name="T66">C</text:span><text:span text:style-name="T62">s, </text:span><text:span text:style-name="T66">com o desenvolvimento de softwares capazes de manipular dados cada vez mais complexos, automatizando </text:span><text:soft-page-break/><text:span text:style-name="T66">processos industriais e domésticos, identificando pessoas e características pessoais através de inteligência artificial com propósitos comerciais, processamento de imagens de tomografia ou ressonância magnética, entre muitos outros exemplos. Dessa forma, os</text:span><text:span text:style-name="T62"> potenciais usuários </text:span><text:span text:style-name="T66">de PCs ou sistemas informatizados sofreu um aumento exponencial também</text:span><text:span text:style-name="T62">.</text:span></text:p>
      <text:p text:style-name="P58"><text:span text:style-name="T51"><text:tab/></text:span><text:span text:style-name="T67">Naturalmente, e</text:span><text:span text:style-name="T46">ssas novas e poderosas ferramentas fo</text:span><text:span text:style-name="T47">r</text:span><text:span text:style-name="T46">maram a base para uma realidade completamente nova: uma sociedade digital, </text:span><text:span text:style-name="T111">de forma que</text:span><text:span text:style-name="T46"> </text:span><text:span text:style-name="T111">s</text:span><text:span text:style-name="T76">eu alinhamento com </text:span><text:span text:style-name="T48">a sociedade física </text:span><text:span text:style-name="T77">se tornou profundo ao ponto </text:span><text:span text:style-name="T78">da </text:span><text:span text:style-name="T80">acessibilidade</text:span><text:span text:style-name="T78"> digital </text:span><text:span text:style-name="T79">passar a ser considerada como um fator do processo de inclusão social, </text:span><text:span text:style-name="T103">como visto em [2]:</text:span><text:span text:style-name="T79"> “</text:span><text:span text:style-name="T81">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79">”. </text:span><text:span text:style-name="T105">Essas barreiras varia</text:span><text:span text:style-name="T106">m</text:span><text:span text:style-name="T105"> entre fatores estruturais, econômicos, </text:span><text:span text:style-name="T106">educacionais,</text:span><text:span text:style-name="T105"> deficiências cognitivas ou físicas.</text:span></text:p>
      <text:p text:style-name="P74"><text:tab/><text:span text:style-name="T116">Discussões sobre inclusão conduzem a definições deste termo não necessariamente equivalentes. Portanto, </text:span><text:span text:style-name="T112">entende-se neste trabalho que inclusão seja </text:span><text:span text:style-name="T117">definido como</text:span><text:span text:style-name="T112"> “</text:span><text:span text:style-name="T114">…o processo estabelecido dentro de uma </text:span><text:span text:style-name="T113">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span text:style-name="T116">[1]</text:span>. <text:span text:style-name="T117">Além disso, o termo acessibilidade digital citado é entendido como o “</text:span><text:span text:style-name="T115">fator de diferenciação conceitual da acessibilidade arquitetônica e urbanística, denominada física, e considera-se a acessibilidade universal o construto teórico que engloba todas as concepções relacionadas com a acessibilidade, incluindo aí a questão do governo eletrônico que representa uma forma nova de acesso aos processos públicos e políticos da cidadania que ainda encontra-se em consolidação</text:span><text:span text:style-name="T117">” </text:span><text:span text:style-name="T118">[1].</text:span><text:span text:style-name="T117"> </text:span></text:p>
      <text:p text:style-name="P59"><text:span text:style-name="T52"><text:s/><text:tab/></text:span><text:span text:style-name="T57">Dentre as estratégias para </text:span><text:span text:style-name="T58">contornar </text:span><text:span text:style-name="T68">as</text:span><text:span text:style-name="T58"> barreiras </text:span><text:span text:style-name="T68">destacadas</text:span><text:span text:style-name="T58">, lê-se no</text:span><text:span text:style-name="T56"> caput do Art. 47 da lei [2] <text:s/></text:span><text:span text:style-name="T58">que </text:span><text:span text:style-name="T56">“...</text:span><text:span text:style-name="T81">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84"><text:s/></text:span><text:span text:style-name="T95">Uma vez que as </text:span><text:span text:style-name="T84">questões de como prover esse pleno acesso </text:span><text:span text:style-name="T42">estão em constante debate</text:span><text:span text:style-name="T84">, dando margem para discussões publicas e projetos de pesquisa, o </text:span><text:span text:style-name="T85">Art. 60 da mesma lei </text:span><text:span text:style-name="T95">propõe</text:span><text:span text:style-name="T85"> </text:span><text:span text:style-name="T95">que</text:span><text:span text:style-name="T82"> </text:span><text:bookmark text:name="art60"/><text:span text:style-name="T82">“</text:span><text:span text:style-name="T83">o</text:span><text:span text:style-name="T82">s programas e as linhas de pesquisa a serem desenvolvidos com o apoio de organismos públicos de auxílio à pesquisa e de agências </text:span><text:soft-page-break/><text:span text:style-name="T82">de financiamento deverão contemplar temas voltados para tecnologia da informação acessível para pessoas portadoras de deficiência”.</text:span></text:p>
      <text:p text:style-name="P72"><text:span text:style-name="T82"><text:tab/></text:span><text:span text:style-name="T41">Nesse sentido</text:span><text:span text:style-name="T84">, </text:span><text:span text:style-name="T86">a </text:span><text:span text:style-name="T100">Web Acessibility Initiative</text:span><text:span text:style-name="T86"> </text:span><text:span text:style-name="T92">(</text:span><text:span text:style-name="T86">WAI</text:span><text:span text:style-name="T92">)</text:span><text:span text:style-name="T86">, departamento da</text:span><text:span text:style-name="T100"> </text:span><text:span text:style-name="T102">World Wide Web Consortium </text:span><text:span text:style-name="T96">(</text:span><text:span text:style-name="T86">W3C</text:span><text:span text:style-name="T93">)</text:span><text:span text:style-name="T86">, vem mantendo discussões sobre acessibilidade na Web desde 1997, tendo publicado </text:span><text:span text:style-name="T87">o</text:span><text:span text:style-name="T86"> </text:span><text:span text:style-name="T100">Web Content Accessibility Guidelines</text:span><text:span text:style-name="T86"> </text:span><text:span text:style-name="T87">(WCAG)</text:span><text:span text:style-name="T86"> </text:span><text:span text:style-name="T87">versão </text:span><text:span text:style-name="T86">1.0</text:span><text:span text:style-name="T85"> </text:span><text:span text:style-name="T87">em 1999. A versão atual, </text:span><text:span text:style-name="T89">3.0</text:span><text:span text:style-name="T87">, foi publicada </text:span><text:span text:style-name="T89">em junho de 2021 </text:span><text:span text:style-name="T90">[4]</text:span><text:span text:style-name="T87">. </text:span><text:span text:style-name="T91">São responsáveis também pelo</text:span><text:span text:style-name="T88"> desenvolvimento da </text:span><text:span text:style-name="T101">Accessible Rich Internet Applications</text:span><text:span text:style-name="T88"> </text:span><text:span text:style-name="T94">(</text:span><text:span text:style-name="T88">ARIA</text:span><text:span text:style-name="T94">)</text:span><text:span text:style-name="T88">, “</text:span><text:span text:style-name="T97">um conjunto de atributos especiais para a acessibilidade, que pode ser adicionado a qualquer linguagem marcação, mas é especialmente adequado para HTML”</text:span><text:span text:style-name="T98">[5]. </text:span><text:span text:style-name="T99">Esta é a principal ferramenta utilizada para o desenvolvimento desse trabalho.</text:span><text:span text:style-name="T88"> <text:s text:c="2"/></text:span></text:p>
      <text:h text:style-name="P65" text:outline-level="1"><text:a xlink:type="simple" xlink:href="#__RefHeading__27_608556870" text:style-name="Index_20_Link" text:visited-style-name="Index_20_Link"><text:span text:style-name="T37">WAI-ARIA</text:span></text:a></text:h>
      <text:p text:style-name="P57"><text:span text:style-name="T24">Apresenta </text:span><text:span text:style-name="T29">um resumo sobre os e</text:span><text:span text:style-name="T109">s</text:span><text:span text:style-name="T29">forços do consórcio WAI-ARIA </text:span><text:span text:style-name="T45">[3,4]</text:span><text:span text:style-name="T29"> para tornar a web mais acessível. Em especial, destacar as funções, estados e propriedades aria-* do CSS e as práticas recomendadas.</text:span></text:p>
      <text:h text:style-name="P66" text:outline-level="1"><text:bookmark-start text:name="__RefHeading__27_608556870"/><text:span text:style-name="T14">Refatorando site</text:span><text:span text:style-name="T15">s</text:span><text:span text:style-name="T14"> usando WAI-ARIA</text:span><text:bookmark-end text:name="__RefHeading__27_608556870"/></text:h>
      <text:p text:style-name="P15"><text:tab/><text:span text:style-name="T6">Apresenta </text:span><text:span text:style-name="T7">um resumo sobre os eforços do consórcio WAI-ARIA para tornar a web mais acessível. Em especial, destacar as funções, estados e propriedades aria-* do CSS e as práticas recomendadas.</text:span><text:span text:style-name="T5"> </text:span></text:p>
      <text:p text:style-name="P15"/>
      <text:p text:style-name="P12"><text:tab/></text:p>
      <text:h text:style-name="P67" text:outline-level="2"><text:soft-page-break/>TEXTO DO TRABALHO</text:h>
      <text:p text:style-name="P33"/>
      <text:p text:style-name="P37"/>
      <text:p text:style-name="P8"/>
      <text:p text:style-name="P8"/>
      <text:p text:style-name="P8"/>
      <text:p text:style-name="P47"><text:bookmark-start text:name="__RefHeading__29_608556870"/>CONCLUSÕES E TRABALHOS FUTUROS<text:bookmark-end text:name="__RefHeading__29_608556870"/></text:p>
      <text:p text:style-name="P33"><text:tab/></text:p>
      <text:p text:style-name="P35">Aqui se encontra uma projeção sobre projetos futuros derivados deste ou sobre o mesmo tema.</text:p>
      <text:p text:style-name="P32"><text:bookmark-start text:name="__RefHeading__31_608556870"/><text:bookmark text:name="REFERENCIASBIBLIOGRÁFICAS"/>REFERÊNCIAS BIBLIOGRÁFICAS<text:bookmark-end text:name="__RefHeading__31_608556870"/></text:p>
      <text:p text:style-name="P54"/>
      <text:p text:style-name="P10"/>
      <text:list xml:id="list945229777" text:style-name="WW8Num4">
        <text:list-item>
          <text:p text:style-name="P68">PASSERINO, L. M.; MONTARDO, S. P. Inclusão social via acessibilidade digital: proposta de inclusão digital para Pessoas com Necessidades Especiais. E-Compós, [S. l.], v. 8, 2007. DOI: 10.30962/ec.144. Disponível em: https://www.e-compos.org.br/e-compos/article/view/144. Acesso em: 16 ago. 2021.</text:p>
          <text:p text:style-name="P68"/>
        </text:list-item>
        <text:list-item>
          <text:p text:style-name="P68"><text:span text:style-name="Strong_20_Emphasis"><text:span text:style-name="T70">B</text:span></text:span><text:span text:style-name="Strong_20_Emphasis"><text:span text:style-name="T71">RASIL</text:span></text:span><text:span text:style-name="Strong_20_Emphasis"><text:span text:style-name="T70">. 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Disponível em: </text:span></text:span><text:a xlink:type="simple" xlink:href="http://www.planalto.gov.br/ccivil_03/_ato2004-2006/2004/decreto/d5296.htm" text:style-name="Internet_20_link" text:visited-style-name="Visited_20_Internet_20_Link"><text:span text:style-name="Strong_20_Emphasis">http://www.planalto.gov.br/ccivil_03/_ato2004-2006/2004/decreto/d5296.htm</text:span></text:a><text:span text:style-name="Strong_20_Emphasis"><text:span text:style-name="T70">.</text:span></text:span></text:p>
          <text:p text:style-name="P68"><text:span text:style-name="Strong_20_Emphasis"><text:span text:style-name="T70"/></text:span></text:p>
        </text:list-item>
        <text:list-item>
          <text:p text:style-name="P69"><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item>
          <text:p text:style-name="P69">https://www.w3.org/TR/wcag-3.0/</text:p>
        </text:list-item>
        <text:list-item>
          <text:p text:style-name="P69"><text:a xlink:type="simple" xlink:href="https://developer.mozilla.org/pt-BR/docs/Web/Accessibility/ARIA" text:style-name="Internet_20_link" text:visited-style-name="Visited_20_Internet_20_Link">https://developer.mozilla.org/pt-BR/docs/Web/Accessibility/ARIA</text:a></text:p>
        </text:list-item>
        <text:list-item>
          <text:p text:style-name="P69"><text:a xlink:type="simple" xlink:href="https://www.w3.org/WAI/standards-guidelines/aria/" text:style-name="Internet_20_link" text:visited-style-name="Visited_20_Internet_20_Link">https://www.w3.org/WAI/standards-guidelines/aria/</text:a></text:p>
        </text:list-item>
        <text:list-item>
          <text:p text:style-name="P70"><text:a xlink:type="simple" xlink:href="https://home.cern/science/computing/birth-web" text:style-name="Internet_20_link" text:visited-style-name="Visited_20_Internet_20_Link">https://home.cern/science/computing/birth-web</text:a></text:p>
        </text:list-item>
        <text:list-item>
          <text:p text:style-name="P70">https://www1.folha.uol.com.br/folha/cotidiano/ult95u34809.shtml</text:p>
        </text:list-item>
      </text:list>
      <text:p text:style-name="P29"><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62">ANEXO A – TÍTULO DO ANEXO A</text:p>
      <text:p text:style-name="P3"/>
      <text:p text:style-name="Standard"/>
      <text:p text:style-name="P24">ANEXO B – TÍTULO DO ANEXO B</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2"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7"><draw:text-box fo:min-height="0.058cm" fo:min-width="0.041cm"><text:p text:style-name="Standard"><text:span text:style-name="Page_20_Number"><text:page-number text:select-page="current">24</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0-13T00:49:37.219522770</dc:date>
    <meta:print-date>1999-07-09T08:15:00</meta:print-date>
    <meta:editing-cycles>106</meta:editing-cycles>
    <meta:editing-duration>PT21H17S</meta:editing-duration>
    <meta:generator>LibreOffice/6.4.7.2$Linux_X86_64 LibreOffice_project/40$Build-2</meta:generator>
    <meta:document-statistic meta:table-count="2" meta:image-count="0" meta:object-count="0" meta:page-count="24" meta:paragraph-count="105" meta:word-count="1788" meta:character-count="12493" meta:non-whitespace-character-count="10770"/>
  </office:meta>
</office:document-meta>
</file>